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6ca9" officeooo:paragraph-rsid="00086ca9" style:font-size-asian="10.5pt" style:font-weight-asian="bold" style:font-size-complex="12pt" style:font-weight-complex="bold"/>
    </style:style>
    <style:style style:name="P2" style:family="paragraph" style:parent-style-name="Standard">
      <style:paragraph-properties fo:text-align="justify" style:justify-single-word="false"/>
      <style:text-properties officeooo:paragraph-rsid="00086ca9"/>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b86ec" officeooo:paragraph-rsid="000b86ec" style:font-weight-asian="bold" style:font-weight-complex="bold"/>
    </style:style>
    <style:style style:name="P5" style:family="paragraph" style:parent-style-name="Standard">
      <style:paragraph-properties fo:text-align="justify" style:justify-single-word="false"/>
      <style:text-properties officeooo:rsid="000b86ec" officeooo:paragraph-rsid="000b86ec"/>
    </style:style>
    <style:style style:name="P6" style:family="paragraph" style:parent-style-name="Standard">
      <style:paragraph-properties fo:text-align="justify" style:justify-single-word="false" fo:break-before="page"/>
      <style:text-properties officeooo:rsid="000b86ec" officeooo:paragraph-rsid="000b86ec"/>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15084" officeooo:paragraph-rsid="00115084" style:font-size-asian="13pt" style:font-weight-asian="bold" style:font-size-complex="13pt" style:font-weight-complex="bold"/>
    </style:style>
    <style:style style:name="P8" style:family="paragraph" style:parent-style-name="Standard">
      <style:paragraph-properties fo:text-align="justify" style:justify-single-word="false"/>
      <style:text-properties officeooo:paragraph-rsid="00167995"/>
    </style:style>
    <style:style style:name="P9" style:family="paragraph" style:parent-style-name="Standard">
      <style:paragraph-properties fo:text-align="justify" style:justify-single-word="false"/>
      <style:text-properties officeooo:paragraph-rsid="001855c4"/>
    </style:style>
    <style:style style:name="P10" style:family="paragraph" style:parent-style-name="Standard">
      <style:paragraph-properties fo:text-align="justify" style:justify-single-word="false" fo:break-before="page"/>
      <style:text-properties officeooo:paragraph-rsid="001855c4"/>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1a517f" officeooo:paragraph-rsid="001a517f" style:font-weight-asian="bold" style:font-weight-complex="bold"/>
    </style:style>
    <style:style style:name="P12" style:family="paragraph" style:parent-style-name="Standard">
      <style:paragraph-properties fo:text-align="justify" style:justify-single-word="false"/>
      <style:text-properties officeooo:paragraph-rsid="001af334"/>
    </style:style>
    <style:style style:name="P13" style:family="paragraph" style:parent-style-name="Standard" style:list-style-name="L1">
      <style:paragraph-properties fo:text-align="justify" style:justify-single-word="false"/>
      <style:text-properties officeooo:rsid="001cdf29" officeooo:paragraph-rsid="001cdf29"/>
    </style:style>
    <style:style style:name="P14" style:family="paragraph" style:parent-style-name="Standard">
      <style:paragraph-properties fo:text-align="justify" style:justify-single-word="false"/>
      <style:text-properties officeooo:rsid="001cdf29" officeooo:paragraph-rsid="001e9322"/>
    </style:style>
    <style:style style:name="P15" style:family="paragraph" style:parent-style-name="Standard">
      <style:paragraph-properties fo:text-align="justify" style:justify-single-word="false"/>
      <style:text-properties fo:font-weight="bold" officeooo:rsid="001e9322" officeooo:paragraph-rsid="001e9322" style:font-weight-asian="bold" style:font-weight-complex="bold"/>
    </style:style>
    <style:style style:name="P16" style:family="paragraph" style:parent-style-name="Standard">
      <style:paragraph-properties fo:text-align="justify" style:justify-single-word="false"/>
      <style:text-properties fo:font-weight="bold" officeooo:rsid="0020d04f" officeooo:paragraph-rsid="0020d04f" style:font-weight-asian="bold" style:font-weight-complex="bold"/>
    </style:style>
    <style:style style:name="P17" style:family="paragraph" style:parent-style-name="Standard">
      <style:paragraph-properties fo:text-align="justify" style:justify-single-word="false"/>
      <style:text-properties fo:font-weight="normal" officeooo:rsid="00224eb2" officeooo:paragraph-rsid="0020d04f" style:font-weight-asian="normal" style:font-weight-complex="normal"/>
    </style:style>
    <style:style style:name="P18" style:family="paragraph" style:parent-style-name="Standard" style:list-style-name="L2">
      <style:paragraph-properties fo:text-align="start" style:justify-single-word="false"/>
      <style:text-properties fo:font-weight="normal" officeooo:rsid="00224eb2" officeooo:paragraph-rsid="00224eb2" style:font-weight-asian="normal" style:font-weight-complex="normal"/>
    </style:style>
    <style:style style:name="P19" style:family="paragraph" style:parent-style-name="Standard" style:list-style-name="L2">
      <style:paragraph-properties fo:text-align="justify" style:justify-single-word="false"/>
      <style:text-properties fo:font-weight="normal" officeooo:rsid="00224eb2" officeooo:paragraph-rsid="00224eb2" style:font-weight-asian="normal" style:font-weight-complex="normal"/>
    </style:style>
    <style:style style:name="P20"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28837f" officeooo:paragraph-rsid="0028837f" style:font-weight-asian="bold" style:font-weight-complex="bold"/>
    </style:style>
    <style:style style:name="P21"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2eac99" officeooo:paragraph-rsid="002eac99" style:font-weight-asian="bold" style:font-weight-complex="bold"/>
    </style:style>
    <style:style style:name="P22" style:family="paragraph" style:parent-style-name="Standard">
      <style:paragraph-properties fo:text-align="justify" style:justify-single-word="false"/>
      <style:text-properties officeooo:rsid="002c6b37" officeooo:paragraph-rsid="002c6b37"/>
    </style:style>
    <style:style style:name="P23"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06bcd" officeooo:paragraph-rsid="00306bcd" style:font-weight-asian="bold" style:font-weight-complex="bold"/>
    </style:style>
    <style:style style:name="P24" style:family="paragraph" style:parent-style-name="Standard">
      <style:paragraph-properties fo:text-align="justify" style:justify-single-word="false" fo:break-before="page"/>
    </style:style>
    <style:style style:name="P25" style:family="paragraph" style:parent-style-name="Standard">
      <style:paragraph-properties fo:text-align="center" style:justify-single-word="false"/>
      <style:text-properties officeooo:rsid="00332e2c" officeooo:paragraph-rsid="00332e2c"/>
    </style:style>
    <style:style style:name="T1" style:family="text">
      <style:text-properties officeooo:rsid="0006625f"/>
    </style:style>
    <style:style style:name="T2" style:family="text">
      <style:text-properties officeooo:rsid="0006728e"/>
    </style:style>
    <style:style style:name="T3" style:family="text">
      <style:text-properties officeooo:rsid="00086ca9"/>
    </style:style>
    <style:style style:name="T4" style:family="text">
      <style:text-properties officeooo:rsid="0009399a"/>
    </style:style>
    <style:style style:name="T5" style:family="text">
      <style:text-properties officeooo:rsid="000d5481"/>
    </style:style>
    <style:style style:name="T6" style:family="text">
      <style:text-properties officeooo:rsid="00113a96"/>
    </style:style>
    <style:style style:name="T7" style:family="text">
      <style:text-properties style:text-underline-style="solid" style:text-underline-width="bold" style:text-underline-color="font-color" officeooo:rsid="00113a96"/>
    </style:style>
    <style:style style:name="T8" style:family="text">
      <style:text-properties style:text-underline-style="none" officeooo:rsid="00113a96"/>
    </style:style>
    <style:style style:name="T9" style:family="text">
      <style:text-properties style:text-underline-style="none" officeooo:rsid="00115084"/>
    </style:style>
    <style:style style:name="T10" style:family="text">
      <style:text-properties officeooo:rsid="00161554"/>
    </style:style>
    <style:style style:name="T11" style:family="text">
      <style:text-properties officeooo:rsid="00167995"/>
    </style:style>
    <style:style style:name="T12" style:family="text">
      <style:text-properties officeooo:rsid="001855c4"/>
    </style:style>
    <style:style style:name="T13" style:family="text">
      <style:text-properties officeooo:rsid="001a517f"/>
    </style:style>
    <style:style style:name="T14" style:family="text">
      <style:text-properties officeooo:rsid="001af334"/>
    </style:style>
    <style:style style:name="T15" style:family="text">
      <style:text-properties officeooo:rsid="001cdf29"/>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e9322" style:font-weight-asian="normal" style:font-weight-complex="normal"/>
    </style:style>
    <style:style style:name="T19" style:family="text">
      <style:text-properties fo:font-weight="bold" officeooo:rsid="001e9322" style:font-weight-asian="bold" style:font-weight-complex="bold"/>
    </style:style>
    <style:style style:name="T20" style:family="text">
      <style:text-properties fo:font-weight="normal" officeooo:rsid="001f4814" style:font-weight-asian="normal" style:font-weight-complex="normal"/>
    </style:style>
    <style:style style:name="T21" style:family="text">
      <style:text-properties fo:font-weight="normal" officeooo:rsid="00224eb2" style:font-weight-asian="normal" style:font-weight-complex="normal"/>
    </style:style>
    <style:style style:name="T22" style:family="text">
      <style:text-properties officeooo:rsid="0029d97d"/>
    </style:style>
    <style:style style:name="T23" style:family="text">
      <style:text-properties officeooo:rsid="002b6fa2"/>
    </style:style>
    <style:style style:name="T24" style:family="text">
      <style:text-properties officeooo:rsid="002c6b37"/>
    </style:style>
    <style:style style:name="T25" style:family="text">
      <style:text-properties officeooo:rsid="002e54e2"/>
    </style:style>
    <style:style style:name="T26" style:family="text">
      <style:text-properties officeooo:rsid="002fd5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ção</text:p>
      <text:p text:style-name="P2"><text:span text:style-name="T1"><text:tab/>Uma relação social é caracterizada com a interação, conexão e influência de ambos os indivíduos. Ocorrendo de forma frequente no dia a dia das pessoas, podendo ocorrer várias formas de conexão e interação entre pessoas, como: troca de afetos, informações, valores e poder entre as pessoas. </text:span><text:span text:style-name="T2">Portanto, é concluído que uma relação social é uma interação ou vínculo de duas ou mais pessoas. Pode parecer simples, porém são mais do que simples conversas de uma pessoa com outra, tendo vários tipos de classificações para essas relações.</text:span></text:p>
      <text:p text:style-name="P3"><text:tab/><text:span text:style-name="T3">Como dito anteriormente, as relações sociais são classificadas em tipos, essas classificações são definidas e utilizadas pelos sociólogos para o entendimento do tipo de relação social e entender o nível de sociedades essa relação social é classificada. O tipo de relação primária são laços de afeto e lealdade pessoal, como: amizades, família e casamento. Já as relações secundárias, são relações que possuem o foco em objetivos e interesses. </text:span><text:span text:style-name="T4">Temos muitas relações secundárias em nosso dia a dia, seja de um vendedor e um cliente, de um aluno e professor, de funcionário e chefe e muitos outros. </text:span></text:p>
      <text:p text:style-name="P4">As Relações Sociais e o Capitalismo</text:p>
      <text:p text:style-name="P5"><text:tab/>Na sociologia, há muitas ligações entre o capitalismo e a sociologia. Segundo Karl Marx, um dos maiores sociólogos, as relações sociais se estabelecem por meio de suas vinculações ao mundo da produção de bens e serviços, Marx considerava as relações de produção as mais importantes, chamando também de infraestrutura da sociedade.<text:span text:style-name="T5"> Portanto, o ponto de vista Marxista alegava que o homem capitalista tinha o objetivo de aumentar sua riqueza, enquanto o trabalhador tinha como objetivo a própria sobrevivência tendo uma classe social e uma renda muito abaixo do capitalista. Além disso Marx também considerava que os de classe mais alta possuíam mais poder pelo domínio do sistema econômico. Concluindo que as relações de produção, de acordo com a visão marxista poderia influenciar em diversos aspectos sociais, relações familiares, políticas pedagógicas, afetivas e entre outras.</text:span></text:p>
      <text:p text:style-name="P5"><text:tab/><text:span text:style-name="T6">Max Weber um dos grandes nomes na sociologia possuía ideias contrárias à Marx, Max foi o responsável pelo desenvolvimento da </text:span><text:span text:style-name="T7">teoria da ação social</text:span><text:span text:style-name="T8">. A teoria da ação social é uma das bases para compreender a ação dos indivíduos na sociedade e como essas ações possuem e representam significados. </text:span><text:span text:style-name="T9">Weber propõe a ideia de que não é possível compreender a ação de um indivíduo sem ter ideia de como o sujeito interpreta suas própria ações.</text:span></text:p>
      <text:p text:style-name="P6"><text:span text:style-name="T9"/></text:p>
      <text:p text:style-name="P7">O Surgimento das Desigualdades</text:p>
      <text:p text:style-name="P8"><text:tab/><text:span text:style-name="T10">A desigualdade social é resumidamente um tratamento diferente pela condição de uma mesma sociedade. Esse problema social é presente em todo o mundo e pode ser causada por renda(pela diferença de classe social), falta de investimento em áreas como educação, saúde e muitas outras. </text:span><text:span text:style-name="T11">Além disso, a desigualdade pode ser influenciada por questões culturais. </text:span></text:p>
      <text:p text:style-name="P9"><text:span text:style-name="T10"><text:tab/></text:span><text:span text:style-name="T11">A desigualdade é um problema pela divisão causada em grupos sociais, considerando que na visão de parte da sociedade alguns grupos são superiores à outros. Além disso, as diferenças impostas pela sociedade influencia em direitos básicos como educação, saúde e moradia. Por exemplo, pessoas de classe ou grupos sociais mais baixos, normalmente possuem uma moradia em favelas, onde não possuem saneamento básico e muitos outros problemas, além do direito a saúde pelo Sistema Único de Saúde(SUS) que possui muitos problemas, falhas e poucos recursos. </text:span></text:p>
      <text:p text:style-name="P9"><text:span text:style-name="T10"><text:tab/></text:span><text:span text:style-name="T12">Na sociedade capitalista, o principal motivo da desigualdade social é econômica, embora possua também as outras desigualdades anteriormente mencionadas. A desigualdade social gera várias consequências como fome, falta de direitos civis, desemprego e muitas outras consequências.</text:span></text:p>
      <text:p text:style-name="P9"/>
      <text:p text:style-name="P10"/>
      <text:p text:style-name="P11">As Bases da Sociedade Capitalista</text:p>
      <text:p text:style-name="P12"><text:tab/><text:span text:style-name="T13">O capitalismo é um sistema econômico que é nomeado a partir da palavra capital, sendo assim, o principal objetivo do capitalismo é obter lucros. A origem do capitalismo tem uma forte ligação com o feudalismo, período em que a importância e a riqueza das pessoas eram medidas em feudos, assim chamando os donos de feudos de senhores feudais. A ligação do capitalismo e do feudalismo é o surgimento de uma classe </text:span><text:span text:style-name="T14">econômica</text:span><text:span text:style-name="T13">, a burguesia, que possuía um objetivo de obter riquezas. </text:span><text:span text:style-name="T14">O capitalismo surgiu na Europa Ocidental e sua principal característica é o acúmulo de capital, </text:span><text:span text:style-name="T15">além disso, o capitalismo possui várias outras características, como:</text:span></text:p>
      <text:list text:style-name="L1">
        <text:list-item>
          <text:p text:style-name="P13">Direito à propriedade privada;</text:p>
        </text:list-item>
        <text:list-item>
          <text:p text:style-name="P13">Liberdade econômica;</text:p>
        </text:list-item>
        <text:list-item>
          <text:p text:style-name="P13">Trabalho assalariado;</text:p>
        </text:list-item>
        <text:list-item>
          <text:p text:style-name="P13">Existência de diversas classes sociais.</text:p>
        </text:list-item>
      </text:list>
      <text:p text:style-name="P14">É importante ressaltar que o capitalismo teve quatro grandes fases.</text:p>
      <text:p text:style-name="P14"><text:span text:style-name="T16">Capitalismo Comercial:</text:span> foi a primeira fase, onde o período das Grandes Navegações é importante por ser introduzido um comércio à nível mundial.</text:p>
      <text:p text:style-name="P14"><text:span text:style-name="T16">Capitalismo Industrial:</text:span><text:span text:style-name="T17"> foi a segunda fase e </text:span><text:span text:style-name="T18">o marco inicial desse período foi a </text:span><text:span text:style-name="T19">Revolução Industrial</text:span><text:span text:style-name="T18">, movimento social, econômico e tecnológico que teve inicio na Inglaterra e trouxe grandes transformações para o mundo. Sendo assim o Capitalismo Industrial foi uma fase em que o capital foi aplicado em desenvolvimento de indústrias como forma de aumentar os lucros, além da mão de obra assalariada que ganhou força no Capitalismo Industrial.</text:span></text:p>
      <text:p text:style-name="P15">Capitalismo Financeiro:<text:span text:style-name="T17"> começou depois da 1° Guerra Mundial, </text:span><text:span text:style-name="T20">sendo marcado pelo desenvolvimento de um complexo setor financeiro em nível mundial, que é um setor que gerencia as finanças de uma empresa. Um exemplo de setor financeiro é o serviço dos bancos e outras instituições financeiras.</text:span></text:p>
      <text:p text:style-name="P16">Capitalismo Informacional:<text:span text:style-name="T17"> Veio do desenvolvimento da tecnologia ­e do avanço da globalização. A consolidação do chamado meio técnico-científico informacional contribuiu para a ampliação das relações comerciais. </text:span><text:span text:style-name="T21">A sociedade está atualmente vivendo no período do capitalismo informacional.</text:span></text:p>
      <text:p text:style-name="P17"><text:tab/>O sistema econômico capitalista possui muitas vantagens e muitas desvantagens, para alguns é considerado um ótimo sistema econômico, entretanto não é perfeito e possui tanto desvantagens quanto vantagens sendo elas:</text:p>
      <text:list text:style-name="L2">
        <text:list-item>
          <text:p text:style-name="P18">Vantagens:</text:p>
          <text:list>
            <text:list-item>
              <text:p text:style-name="P18">Liberdade econômica;</text:p>
            </text:list-item>
            <text:list-item>
              <text:p text:style-name="P18">Inovação tecnológica;</text:p>
            </text:list-item>
            <text:list-item>
              <text:p text:style-name="P18">Ampla concorrência entre as empresas;</text:p>
            </text:list-item>
          </text:list>
        </text:list-item>
        <text:list-item>
          <text:p text:style-name="P18">Desvantagens:</text:p>
          <text:list>
            <text:list-item>
              <text:p text:style-name="P18">Alta desigualdade social;</text:p>
            </text:list-item>
            <text:list-item>
              <text:p text:style-name="P18">Suscetível a crises econômicas e políticas;</text:p>
            </text:list-item>
            <text:list-item>
              <text:p text:style-name="P19">Impacto do meio ambiente;</text:p>
            </text:list-item>
          </text:list>
        </text:list-item>
      </text:list>
      <text:p text:style-name="P3"><text:tab/>Em síntese, o capitalismo consolidou-se como o sistema econômico predominante no mundo moderno, moldando não apenas as dinâmicas econômicas, mas também as relações sociais e políticas. Apesar de suas vantagens, como a promoção de inovação e liberdade econômica, o capitalismo também enfrenta críticas devido às desigualdades que gera e aos desafios ambientais que impõe. Compreender suas bases e fases históricas é essencial para refletir sobre seus impactos e possibilidades de transformação na sociedade contemporânea.</text:p>
      <text:p text:style-name="Standard"/>
      <text:p text:style-name="P20">A Emergência do Capitalismo</text:p>
      <text:p text:style-name="P3"><text:tab/><text:span text:style-name="T22">Aconteceu em vários períodos da história do capitalismo entrar em uma crise econômica, períodos como: A crise de 1873, que faliu os bancos do EUA e causou a queda de empresas consolidadas e aquelas em ascensão. Além disso, as ferrovias também sofreram o mesmo destino dos bancos e empresas. No período da crise de 1873, houveram </text:span><text:span text:style-name="T23">mais de 100 mil trabalhadores, sendo submetidos a trabalhos em turnos de condições desumanas e salários muito baixos.</text:span></text:p>
      <text:p text:style-name="P3"><text:tab/><text:span text:style-name="T24">Outra grande crise emergencial do capitalismo foi a Crise do Petróleo, aconteceu em quatro choques. O primeiro choque ocorreu em 1973 em que o preço do petróleo foi aumentado em mais de 400%. </text:span><text:span text:style-name="T25">Nessa situação, em território brasileiro o governo foi levado a criar o programa proálcool, que leva as pessoas a utilizarem o álcool ao invés de gasolina. Já o segundo choque ocorreu pela crise política no Irã, fazendo com que a produção ficassem desorganizadas e os preços consequentemente aumentaram. </text:span></text:p>
      <text:p text:style-name="P3"/>
      <text:p text:style-name="P3"/>
      <text:p text:style-name="P21">Liberalismo, Estado Social e Neoliberalismo</text:p>
      <text:p text:style-name="P22"><text:tab/>O liberalismo, o Estado de Bem-Estar Social e o neoliberalismo formam correntes do pensamento político e econômico que deixaram marcas profundas na gênese das sociedades modernas, dado o contexto ocidental. Liberalismo é um conceito surgido no século XVIII em reação ao absolutismo dos monarcas e ao mercantilismo, confirmando as ideias de liberdade individual e de propriedade privada e defendendo a desmesurada limitação do poder do Estado . Autores como John Locke e Adam Smith estiveram na gênese desse pensamento, sugerindo que a economia deveria se desenvolver adequadamente de acordo com as leis naturais do mercado, onde o menos possível de intervenção governamental deveria entrar em ação. </text:p>
      <text:p text:style-name="P22"><text:tab/>N<text:span text:style-name="T26">o entanto</text:span>, o liberalismo transformou-se com o tempo e, após as mudanças sociais e econômicas ocorridas entre os séculos XIX e XX, surgiu na Europa a ideia do Estado Social. Esta ideia foi desenvolvida principalmente neste continente, após a Revolução Industrial, quando as desigualdades provocadas pelo crescimento do capitalismo se tornaram claras, e a proteção dos mais vulneráveis se transformou uma grande preocupação. O Estado Social apresenta um modelo que requer a responsabilidade do governo para reduzir as desigualdades sociais, e é instado a promover o bem-estar e a justiça social mediante as políticas públicas da educação, saúde e seguridade social. Este modelo deseja encontrar um equilíbrio entre liberdade individual e responsabilidade coletiva, garantindo direitos básicos para todos os cidadãos. </text:p>
      <text:p text:style-name="P22"><text:tab/>Finalmente, o neoliberalismo surge no final do século XX como uma resposta ao Estado Social e à crescente intervenção do Estado na economia. Ao ser influenciado por pensadores como Milton Friedman e Friedrich Hayek, o neoliberalismo defende a diminuição do papel do Estado na economia, acreditando que a liberdade econômica e a competição dos mercados são as melhores formas de promover o crescimento e o bem-estar. Para o neoliberalismo, a privatização das empresas estatais, a desregulação dos mercados e a austeridade fiscal representam os caminhos para a prosperidade. No entanto, essa abordagem foi criticada por seu potencial em aumentar as desigualdades sociais e reduzir a rede de proteção social, gerando um conflito entre os benefícios econômicos para alguns e a precarização das condições de vida para outros.</text:p>
      <text:p text:style-name="P22"><text:tab/>Estas três correntes - liberalismo, Estado Social e neoliberalismo - refletem diferentes visões sobre o papel do Estado, a economia e os direitos dos indivíduos, e continuarão a ser debatidas e aplicadas de diferentes formas em todo o mundo. </text:p>
      <text:p text:style-name="P23">Na Fábrica: As Formas de Exploração e Controle</text:p>
      <text:p text:style-name="Standard"><text:tab/>Dentro da fábrica, a dinâmica da exploração de relações de controle, representando as complexidades do trabalho em sistemas industriais, pode ser descrita. Desde a Revolução Industrial, as fábricas podem ser reconhecidas como a mais importante unidade produtiva de larga escala, embora representem, de igual forma, os mais importantes locais de tensões sociais, onde a maximização do lucro teria ocorrido em detrimento do bem-estar dos trabalhadores. A exploração na fábrica manifesta-se de várias formas, inseridas em hierarquias rígidas e práticas de trabalho que tentam maximizar a produção e minimizar o consumo de custos.</text:p>
      <text:p text:style-name="Standard"><text:tab/>Uma das formas mais evidentes de exploração consistiria no controle sobre o tempo dos trabalhadores. No armário da fábrica, o ritmo de trabalho é determinado pelas máquinas e pela meta imposta pelo empregador e não mediado pelas necessidades ou capacidades humanas. O relógio representa uma ferramenta de poder, pois, em seu início, um trabalho extenuante e extenuante que, em geral, teria ultrapassado 12 e até mesmo 14 horas por dia, muitas vezes em condições insalubres. A exploração no trabalho dentro da fábrica que, embora tenha sido reduzida por considerando de algum modo que se tornasse legal ou promissora, a intensificação do trabalho, presente em quase todos os países, continua por meio de métodos como o de pagar em função da produtividade, que empurra os trabalhadores para os seus limites quando processados para cumprir novas metas economicamente produtivas. </text:p>
      <text:p text:style-name="Standard"><text:tab/>Esse controle pode incluir o controle que se dá por meio da vigilância. Desde a disposição dos próprios locais fáceis de fábrica, por conta da linha de produção, onde o supervisor pode observar todos os movimentos dos trabalhadores , até modernas tecnologias como câmeras e outros softwares de monitoramento levantam cada segundo de custos são concentrados de forma unitária, pois, o controle do tempo através da vigilância tenta garantir que cada minuto seja trabalhado de forma produtiva. O controle do tempo que constitui um controle interno que faz vivenciar o empenho constante do trabalhador, o trabalhador só não tem de fazer seu trabalho, mas, devido ser também, sempre sentir que cada erro cometido pode comprometer seu trabalho. </text:p>
      <text:p text:style-name="P24">“ O SOL NÃO NASCE PARA TODOS”: DESIGUALDADE E PRECARIZAÇÃO DO TRABALHO</text:p>
      <text:p text:style-name="P3"><text:tab/>A expressão “o sol não nasce para todos” traduz de forma poética uma amarga realidade: a desigualdade e a precarização do trabalho impactam diretamente a vida de milhões de pessoas no mundo. No campo do trabalho, essa desigualdade é fruto de um modo de produção que, ao privilegiar o lucro e a acumulação de riqueza para poucos, relegou a maioria a um estágio caracterizado pela insegurança, baixos salários e ausência de direitos trabalhistas básicos.</text:p>
      <text:p text:style-name="P3"><text:tab/>A precarização do trabalho é um reflexo direto das modificações estruturais que ocorreram nas economias globais nas últimas décadas. Sob o pretexto da flexibilização e da competitividade, práticas como a terceirização, os contratos temporários e o trabalho informal se tornaram predominantes, especialmente em setores que tradicionalmente empregavam os estratos sociais mais vulneráveis da população. Essa transformação resultou na erosão de garantias de direitos trabalhistas conquistadas após muitas lutas sindicais e organização política.</text:p>
      <text:p text:style-name="P3"><text:tab/>Os efeitos dessa precarização são profundos e multidimensionais. No plano individual, o trabalhador precário vive jornadas sem padrões fixos e recebe rendimentos insuficientes para suportar suas necessidades básicas, o que faz com que persista no tempo a pobreza. Novamente, essas condições de trabalho geram, muitas vezes, danos à saúde física e mental, produtos de um ambiente de trabalho caracterizado pela sobrecarga, insegurança e ausência de proteção social. No plano coletivo, a precarização destrói as bases da solidariedade dos trabalhadores, tornando mais difícil sua luta por melhorias ou a resistência às práticas de exploração das empresas. </text:p>
      <text:p text:style-name="P3"/>
      <text:p text:style-name="P25">“E a Questão Do Poder?”</text:p>
      <text:p text:style-name="Standard">A problemática do poder se relaciona inviolavelmente com as dinâmicas de desigualdade e precarização do trabalho, dado que é o controle sobre os recursos, as condições e as relações de trabalho que especifica quem é beneficiado em detrimento da exploração de quem trabalha. O poder do trabalho não é somente econômico; ele se extrapola para o político, cultural e simbólico, estruturando relações assimétricas que sustentam a prevalência de privilégios em detrimento da maioria. </text:p>
      <text:p text:style-name="Standard">No trabalho, o poder é exercido, em primeiro lugar, pelos patrões, que ocupam os meios de produção e, portanto, controlam as regras e as condições do trabalho a cumprir. Este torna-se, por assim dizer, assimétrico: o trabalhador que necessita de um ganho, é compelido a aceitar os termos que lhe são impostos, muitas vezes mesmo sob pena de 'afastamento ou marginalização' econômica . Este poder se revela na capacidade de determinar a remuneração; das jornadas; do próprio ritmo do trabalho, estabelecendo um espaço em que a submissão se faz quase inexoráve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5pt" style:text-underline-style="solid" style:text-underline-width="auto" style:text-underline-color="font-color" fo:font-weight="bold" officeooo:rsid="0006625f" officeooo:paragraph-rsid="0006625f"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 Relações Sociais no Capitalismo</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6:52:43.656516528</meta:creation-date>
    <dc:date>2024-11-20T22:25:18.042697371</dc:date>
    <meta:editing-duration>PT6H52M26S</meta:editing-duration>
    <meta:editing-cycles>15</meta:editing-cycles>
    <meta:generator>LibreOffice/24.8.3.2$Linux_X86_64 LibreOffice_project/480$Build-2</meta:generator>
    <meta:print-date>2024-11-12T15:00:02.562810952</meta:print-date>
    <meta:printed-by>Arquivos PDF</meta:printed-by>
    <meta:document-statistic meta:table-count="0" meta:image-count="0" meta:object-count="0" meta:page-count="7" meta:paragraph-count="51" meta:word-count="2359" meta:character-count="15366" meta:non-whitespace-character-count="13037"/>
  </office:meta>
</office:document-meta>
</file>